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Ześlij deszcz,</text:span><text:span text:style-name="T1"><text:line-break/></text:span><text:span text:style-name="T1">ześlij deszcz.</text:span><text:span text:style-name="T1"><text:line-break/></text:span><text:span text:style-name="T1">Otwórz nam bramy</text:span><text:span text:style-name="T1"><text:line-break/></text:span><text:span text:style-name="T1">do nieb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rzelewają się</text:span><text:span text:style-name="T1"><text:line-break/></text:span><text:span text:style-name="T1">przeze mnie</text:span><text:span text:style-name="T1"><text:line-break/></text:span><text:span text:style-name="T1">rzeki Twojej łaski.</text:span><text:span text:style-name="T1"><text:line-break/></text:span><text:span text:style-name="T1">Łaska po łasce,</text:span><text:span text:style-name="T1"><text:line-break/></text:span><text:span text:style-name="T1">fala za fal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11-06T18:19:10</meta:creation-date>
    <dc:date>2015-05-12T20:03:24.36</dc:date>
    <dc:language>pl-PL</dc:language>
    <meta:editing-cycles>17</meta:editing-cycles>
    <meta:editing-duration>PT37M53S</meta:editing-duration>
    <dc:creator>Woda Życia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